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fill-color="#ffff96" draw:textarea-horizontal-align="center" draw:textarea-vertical-align="middle"/>
    </style:style>
    <style:style style:name="gr4" style:family="graphic" style:parent-style-name="standard">
      <style:graphic-properties draw:fill-color="#ffff00" draw:textarea-horizontal-align="center" draw:textarea-vertical-align="middle"/>
    </style:style>
    <style:style style:name="gr5" style:family="graphic" style:parent-style-name="standard">
      <style:graphic-properties draw:fill-color="#ff8080" draw:textarea-horizontal-align="center" draw:textarea-vertical-align="middle"/>
    </style:style>
    <style:style style:name="gr6" style:family="graphic" style:parent-style-name="standard">
      <style:graphic-properties svg:stroke-width="0.05cm" draw:marker-start-width="0.38cm" draw:marker-end="Arrow" draw:marker-end-width="0.1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5" style:family="paragraph">
      <style:paragraph-properties fo:margin-left="0cm" fo:margin-right="0cm" fo:text-indent="0cm"/>
      <style:text-properties fo:font-family="'Courier New'" style:font-family-generic="modern" style:font-pitch="fixed" fo:font-size="20pt" fo:font-weight="bold" style:font-size-asian="20pt" style:font-size-complex="20pt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font-family="'Courier New'" style:font-family-generic="modern" style:font-pitch="fixed" fo:font-size="20pt" fo:font-weight="bold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7.75cm" svg:height="4.215cm" svg:x="1.614cm" svg:y="1.6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029cm" svg:height="2.149cm" svg:x="2.614cm" svg:y="3.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579cm" svg:y="1.88cm">
          <draw:text-box>
            <text:p text:style-name="P2"><text:span text:style-name="T1">r</text:span></text:p>
          </draw:text-box>
        </draw:frame>
        <draw:custom-shape draw:style-name="gr1" draw:text-style-name="P1" draw:layer="layout" svg:width="2.064cm" svg:height="1.166cm" svg:x="6.494cm" svg:y="3.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71cm" svg:height="2.191cm" svg:x="4.305cm" svg:y="7.2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4.246cm" svg:y="7.402cm">
          <draw:text-box>
            <text:p text:style-name="P2"><text:span text:style-name="T1">P</text:span></text:p>
          </draw:text-box>
        </draw:frame>
        <draw:frame draw:style-name="gr2" draw:text-style-name="P3" draw:layer="layout" svg:width="1.153cm" svg:height="0.734cm" svg:x="2.483cm" svg:y="3.393cm">
          <draw:text-box>
            <text:p text:style-name="P2"><text:span text:style-name="T1">o</text:span></text:p>
          </draw:text-box>
        </draw:frame>
        <draw:frame draw:style-name="gr2" draw:text-style-name="P3" draw:layer="layout" svg:width="1.833cm" svg:height="0.734cm" svg:x="6.457cm" svg:y="3.944cm">
          <draw:text-box>
            <text:p text:style-name="P2"><text:span text:style-name="T1">p:P</text:span></text:p>
          </draw:text-box>
        </draw:frame>
        <draw:circle draw:style-name="gr3" draw:text-style-name="P1" draw:layer="layout" svg:width="0.476cm" svg:height="0.476cm" svg:x="2.873cm" svg:y="1.449cm">
          <text:p/>
        </draw:circle>
        <draw:circle draw:style-name="gr4" draw:text-style-name="P1" draw:layer="layout" svg:width="0.476cm" svg:height="0.476cm" svg:x="4.434cm" svg:y="2.076cm">
          <text:p/>
        </draw:circle>
        <draw:circle draw:style-name="gr5" draw:text-style-name="P1" draw:layer="layout" svg:width="0.476cm" svg:height="0.476cm" svg:x="6.011cm" svg:y="2.2cm">
          <text:p/>
        </draw:circle>
        <draw:circle draw:style-name="gr5" draw:text-style-name="P1" draw:layer="layout" svg:width="0.476cm" svg:height="0.476cm" svg:x="7.52cm" svg:y="2.158cm">
          <text:p/>
        </draw:circle>
        <draw:line draw:style-name="gr6" draw:text-style-name="P1" draw:layer="layout" svg:x1="3.287cm" svg:y1="1.881cm" svg:x2="4.403cm" svg:y2="2.274cm">
          <text:p/>
        </draw:line>
        <draw:frame draw:style-name="gr2" draw:text-style-name="P3" draw:layer="layout" svg:width="1.153cm" svg:height="0.734cm" svg:x="2.71cm" svg:y="1.727cm">
          <draw:text-box>
            <text:p text:style-name="P2"><text:span text:style-name="T1">a</text:span></text:p>
          </draw:text-box>
        </draw:frame>
        <draw:frame draw:style-name="gr2" draw:text-style-name="P3" draw:layer="layout" svg:width="1.153cm" svg:height="0.734cm" svg:x="5.852cm" svg:y="1.63cm">
          <draw:text-box>
            <text:p text:style-name="P2"><text:span text:style-name="T1">i</text:span></text:p>
          </draw:text-box>
        </draw:frame>
        <draw:frame draw:style-name="gr2" draw:text-style-name="P3" draw:layer="layout" svg:width="1.153cm" svg:height="0.734cm" svg:x="7.353cm" svg:y="1.63cm">
          <draw:text-box>
            <text:p text:style-name="P2"><text:span text:style-name="T1">d</text:span></text:p>
          </draw:text-box>
        </draw:frame>
        <draw:frame draw:style-name="gr2" draw:text-style-name="P3" draw:layer="layout" svg:width="0.843cm" svg:height="0.734cm" svg:x="4.814cm" svg:y="1.92cm">
          <draw:text-box>
            <text:p text:style-name="P2"><text:span text:style-name="T1">b</text:span></text:p>
          </draw:text-box>
        </draw:frame>
        <draw:frame draw:style-name="gr2" draw:text-style-name="P5" draw:layer="layout" svg:width="1.153cm" svg:height="1.06cm" svg:x="5.456cm" svg:y="3.888cm">
          <draw:text-box>
            <text:p text:style-name="P4"><text:span text:style-name="T2">?</text:span></text:p>
          </draw:text-box>
        </draw:frame>
        <draw:circle draw:style-name="gr4" draw:text-style-name="P1" draw:layer="layout" svg:width="0.476cm" svg:height="0.476cm" svg:x="4.414cm" svg:y="4.659cm">
          <text:p/>
        </draw:circle>
        <draw:frame draw:style-name="gr2" draw:text-style-name="P3" draw:layer="layout" svg:width="0.843cm" svg:height="0.734cm" svg:x="4.794cm" svg:y="4.503cm">
          <draw:text-box>
            <text:p text:style-name="P2"><text:span text:style-name="T1">c</text:span></text:p>
          </draw:text-box>
        </draw:frame>
        <draw:line draw:style-name="gr6" draw:text-style-name="P1" draw:layer="layout" svg:x1="3.349cm" svg:y1="3.618cm" svg:x2="3.452cm" svg:y2="4.486cm">
          <text:p/>
        </draw:line>
        <draw:circle draw:style-name="gr3" draw:text-style-name="P1" draw:layer="layout" svg:width="0.476cm" svg:height="0.476cm" svg:x="4.975cm" svg:y="7.011cm">
          <text:p/>
        </draw:circle>
        <draw:frame draw:style-name="gr2" draw:text-style-name="P3" draw:layer="layout" svg:width="1.153cm" svg:height="0.734cm" svg:x="5.267cm" svg:y="7.144cm">
          <draw:text-box>
            <text:p text:style-name="P2"><text:span text:style-name="T1">n</text:span></text:p>
          </draw:text-box>
        </draw:frame>
        <draw:circle draw:style-name="gr4" draw:text-style-name="P1" draw:layer="layout" svg:width="0.476cm" svg:height="0.476cm" svg:x="6.765cm" svg:y="8.648cm">
          <text:p/>
        </draw:circle>
        <draw:frame draw:style-name="gr2" draw:text-style-name="P3" draw:layer="layout" svg:width="0.843cm" svg:height="0.734cm" svg:x="7.245cm" svg:y="8.492cm">
          <draw:text-box>
            <text:p text:style-name="P2"><text:span text:style-name="T1">m</text:span></text:p>
          </draw:text-box>
        </draw:frame>
        <draw:circle draw:style-name="gr4" draw:text-style-name="P1" draw:layer="layout" svg:width="0.476cm" svg:height="0.476cm" svg:x="5.464cm" svg:y="8.276cm">
          <text:p/>
        </draw:circle>
        <draw:line draw:style-name="gr6" draw:text-style-name="P1" draw:layer="layout" svg:x1="5.322cm" svg:y1="7.483cm" svg:x2="5.589cm" svg:y2="8.29cm">
          <text:p/>
        </draw:line>
        <draw:line draw:style-name="gr6" draw:text-style-name="P1" draw:layer="layout" svg:x1="5.943cm" svg:y1="8.642cm" svg:x2="6.747cm" svg:y2="8.848cm">
          <text:p/>
        </draw:line>
        <draw:circle draw:style-name="gr5" draw:text-style-name="P1" draw:layer="layout" svg:width="0.476cm" svg:height="0.476cm" svg:x="6.776cm" svg:y="7.012cm">
          <text:p/>
        </draw:circle>
        <draw:frame draw:style-name="gr2" draw:text-style-name="P3" draw:layer="layout" svg:width="1.153cm" svg:height="0.734cm" svg:x="7.047cm" svg:y="7.145cm">
          <draw:text-box>
            <text:p text:style-name="P2"><text:span text:style-name="T1">rm</text:span></text:p>
          </draw:text-box>
        </draw:frame>
        <draw:circle draw:style-name="gr3" draw:text-style-name="P1" draw:layer="layout" svg:width="0.476cm" svg:height="0.476cm" svg:x="6.671cm" svg:y="3.284cm">
          <text:p/>
        </draw:circle>
        <draw:frame draw:style-name="gr2" draw:text-style-name="P3" draw:layer="layout" svg:width="1.153cm" svg:height="0.734cm" svg:x="6.884cm" svg:y="3.42cm">
          <draw:text-box>
            <text:p text:style-name="P2"><text:span text:style-name="T1">n</text:span></text:p>
          </draw:text-box>
        </draw:frame>
        <draw:circle draw:style-name="gr5" draw:text-style-name="P1" draw:layer="layout" svg:width="0.476cm" svg:height="0.476cm" svg:x="7.666cm" svg:y="3.306cm">
          <text:p/>
        </draw:circle>
        <draw:frame draw:style-name="gr2" draw:text-style-name="P3" draw:layer="layout" svg:width="1.153cm" svg:height="0.734cm" svg:x="7.73cm" svg:y="3.543cm">
          <draw:text-box>
            <text:p text:style-name="P2"><text:span text:style-name="T1">rm</text:span></text:p>
          </draw:text-box>
        </draw:frame>
        <draw:circle draw:style-name="gr4" draw:text-style-name="P1" draw:layer="layout" svg:width="0.476cm" svg:height="0.476cm" svg:x="3.246cm" svg:y="4.515cm">
          <text:p/>
        </draw:circle>
        <draw:line draw:style-name="gr6" draw:text-style-name="P1" draw:layer="layout" svg:x1="3.752cm" svg:y1="4.798cm" svg:x2="4.403cm" svg:y2="4.9cm">
          <text:p/>
        </draw:line>
        <draw:circle draw:style-name="gr3" draw:text-style-name="P1" draw:layer="layout" svg:width="0.476cm" svg:height="0.476cm" svg:x="3.059cm" svg:y="3.145cm">
          <text:p/>
        </draw:circle>
        <draw:frame draw:style-name="gr2" draw:text-style-name="P3" draw:layer="layout" svg:width="1.153cm" svg:height="0.734cm" svg:x="3.331cm" svg:y="3.236cm">
          <draw:text-box>
            <text:p text:style-name="P2"><text:span text:style-name="T1">a</text:span></text:p>
          </draw:text-box>
        </draw:frame>
        <draw:circle draw:style-name="gr5" draw:text-style-name="P1" draw:layer="layout" svg:width="0.476cm" svg:height="0.476cm" svg:x="4.874cm" svg:y="3.151cm">
          <text:p/>
        </draw:circle>
        <draw:frame draw:style-name="gr2" draw:text-style-name="P3" draw:layer="layout" svg:width="1.153cm" svg:height="0.734cm" svg:x="4.365cm" svg:y="3.226cm">
          <draw:text-box>
            <text:p text:style-name="P2"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4-06-28T10:06:57.62</dc:date>
    <meta:editing-cycles>52</meta:editing-cycles>
    <meta:editing-duration>PT10H19M43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